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528cm" fo:min-width="4.804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528cm"/>
    </style:style>
    <style:style style:name="gr3" style:family="graphic" style:parent-style-name="objectwithoutfill">
      <style:graphic-properties svg:stroke-width="0.081cm" svg:stroke-color="#666666" draw:marker-start-width="0.321cm" draw:marker-end-width="0.321cm" draw:fill="none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draw:textarea-horizontal-align="justify" draw:textarea-vertical-align="middle" draw:auto-grow-height="false" fo:min-height="0.528cm" fo:min-width="5.016cm"/>
    </style:style>
    <style:style style:name="gr5" style:family="graphic" style:parent-style-name="standard">
      <style:graphic-properties draw:textarea-horizontal-align="justify" draw:textarea-vertical-align="middle" draw:auto-grow-height="false" fo:min-height="0.25cm" fo:min-width="1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cm" fo:min-width="0cm"/>
    </style:style>
    <style:style style:name="gr8" style:family="graphic" style:parent-style-name="standard">
      <style:graphic-properties draw:textarea-horizontal-align="justify" draw:textarea-vertical-align="middle" draw:auto-grow-height="false" fo:min-height="0.75cm" fo:min-width="1.5cm"/>
    </style:style>
    <style:style style:name="gr9" style:family="graphic" style:parent-style-name="standard">
      <style:graphic-properties draw:textarea-horizontal-align="justify" draw:textarea-vertical-align="middle" draw:auto-grow-height="false" fo:min-height="0.552cm" fo:min-width="1.501cm"/>
    </style:style>
    <style:style style:name="gr10" style:family="graphic" style:parent-style-name="standard">
      <style:graphic-properties draw:textarea-horizontal-align="justify" draw:textarea-vertical-align="middle" draw:auto-grow-height="false" fo:min-height="0.278cm" fo:min-width="1.501cm"/>
    </style:style>
    <style:style style:name="gr11" style:family="graphic" style:parent-style-name="standard">
      <style:graphic-properties draw:textarea-horizontal-align="justify" draw:textarea-vertical-align="middle" draw:auto-grow-height="false" fo:min-height="0.528cm" fo:min-width="5.088cm"/>
    </style:style>
    <style:style style:name="gr12" style:family="graphic" style:parent-style-name="standard">
      <style:graphic-properties draw:textarea-horizontal-align="justify" draw:textarea-vertical-align="middle" draw:auto-grow-height="false" fo:min-height="0.458cm" fo:min-width="0.774cm"/>
    </style:style>
    <style:style style:name="gr13" style:family="graphic" style:parent-style-name="standard">
      <style:graphic-properties draw:textarea-horizontal-align="justify" draw:textarea-vertical-align="middle" draw:auto-grow-height="false" fo:min-height="0.554cm" fo:min-width="1.50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8pt" style:font-size-asian="8pt" style:font-size-complex="8pt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8pt" style:font-size-asian="8pt" style:font-size-complex="8pt"/>
    </style:style>
    <style:style style:name="P6" style:family="paragraph">
      <style:paragraph-properties fo:text-align="center"/>
      <style:text-properties fo:font-size="7pt" style:font-size-asian="7pt" style:font-size-complex="7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9" draw:id="id9" draw:layer="layout" svg:width="7.5cm" svg:height="1.1cm" svg:x="11.5cm" svg:y="4.8cm">
          <text:p text:style-name="P1"><text:span text:style-name="T1">Dashboard</text:span><text:span text:style-name="T1"><text:line-break/></text:span><text:span text:style-name="T1">Logged I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9.062cm" svg:height="0.962cm" svg:x="1.972cm" svg:y="1.038cm">
          <draw:text-box>
            <text:p>COGS3 User Role Sequences</text:p>
          </draw:text-box>
        </draw:frame>
        <draw:line draw:style-name="gr3" draw:text-style-name="P4" draw:layer="layout" svg:x1="1cm" svg:y1="2cm" svg:x2="14cm" svg:y2="2cm">
          <text:p/>
        </draw:line>
        <draw:custom-shape draw:style-name="gr4" draw:text-style-name="P2" xml:id="id4" draw:id="id4" draw:layer="layout" svg:width="7.8cm" svg:height="1.1cm" svg:x="1.6cm" svg:y="4.9cm">
          <text:p text:style-name="P1"><text:span text:style-name="T1">Shibbol</text:span><text:span text:style-name="T1">eth </text:span><text:span text:style-name="T1">Instituti</text:span><text:span text:style-name="T1">onal </text:span><text:span text:style-name="T1">Authenti</text:span><text:span text:style-name="T1">c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1" draw:id="id1" draw:layer="layout" svg:width="3cm" svg:height="1cm" svg:x="4cm" svg:y="7cm">
          <text:p text:style-name="P1"><text:span text:style-name="T1">New Ts &amp; Cs</text:span></text:p>
          <text:p text:style-name="P1"><text:span text:style-name="T1">To accept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4" draw:layer="layout" svg:x1="7cm" svg:y1="7.5cm" svg:x2="8.256cm" svg:y2="18.461cm" draw:start-shape="id1" draw:start-glue-point="7" draw:end-shape="id2" draw:end-glue-point="5" svg:d="M7000 7500h1256v10961" svg:viewBox="0 0 1257 10962">
          <text:p/>
        </draw:connector>
        <draw:connector draw:style-name="gr6" draw:text-style-name="P4" draw:layer="layout" svg:x1="4cm" svg:y1="7.5cm" svg:x2="3cm" svg:y2="9cm" draw:start-shape="id1" draw:start-glue-point="5" draw:end-shape="id3" draw:end-glue-point="4" svg:d="M4000 7500h-1000v1500" svg:viewBox="0 0 1001 1501">
          <text:p/>
        </draw:connector>
        <draw:frame draw:style-name="gr7" draw:text-style-name="P5" draw:layer="layout" svg:width="0.968cm" svg:height="0.7cm" svg:x="3.132cm" svg:y="7cm">
          <draw:text-box>
            <text:p><text:span text:style-name="T1">Yes</text:span></text:p>
          </draw:text-box>
        </draw:frame>
        <draw:frame draw:style-name="gr7" draw:text-style-name="P5" draw:layer="layout" svg:width="0.968cm" svg:height="0.7cm" svg:x="6.832cm" svg:y="7cm">
          <draw:text-box>
            <text:p><text:span text:style-name="T1">No</text:span></text:p>
          </draw:text-box>
        </draw:frame>
        <draw:connector draw:style-name="gr6" draw:text-style-name="P4" draw:layer="layout" svg:x1="5.5cm" svg:y1="6cm" svg:x2="5.5cm" svg:y2="7cm" draw:start-shape="id4" draw:start-glue-point="8" draw:end-shape="id1" draw:end-glue-point="4" svg:d="M5500 6000v1000" svg:viewBox="0 0 1 1001">
          <text:p/>
        </draw:connector>
        <draw:custom-shape draw:style-name="gr8" draw:text-style-name="P2" xml:id="id3" draw:id="id3" draw:layer="layout" svg:width="2cm" svg:height="1cm" svg:x="2cm" svg:y="9cm">
          <text:p text:style-name="P1"><text:span text:style-name="T1">Present Ts &amp; Cs</text:span></text:p>
          <text:p text:style-name="P1"><text:span text:style-name="T1">(Latest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" xml:id="id5" draw:id="id5" draw:layer="layout" svg:width="3cm" svg:height="1cm" svg:x="1.5cm" svg:y="11cm">
          <text:p text:style-name="P1"><text:span text:style-name="T1">User accept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4" draw:layer="layout" svg:x1="3cm" svg:y1="10cm" svg:x2="3cm" svg:y2="11cm" draw:start-shape="id3" draw:start-glue-point="6" draw:end-shape="id5" draw:end-glue-point="4" svg:d="M3000 10000v1000" svg:viewBox="0 0 1 1001">
          <text:p/>
        </draw:connector>
        <draw:custom-shape draw:style-name="gr9" draw:text-style-name="P2" xml:id="id6" draw:id="id6" draw:layer="layout" svg:width="2cm" svg:height="1cm" svg:x="2cm" svg:y="13cm">
          <text:p text:style-name="P1"><text:span text:style-name="T1">Us</text:span><text:span text:style-name="T1">er </text:span><text:span text:style-name="T1">Det</text:span><text:span text:style-name="T1">ails</text:span></text:p>
          <text:p text:style-name="P1"><text:span text:style-name="T1">(wri</text:span><text:span text:style-name="T1">tabl</text:span><text:span text:style-name="T1">e </text:span><text:span text:style-name="T1">sub</text:span><text:span text:style-name="T1">set</text:span><text:span text:style-name="T1">)</text:span></text:p>
          <text:p text:style-name="P1"><text:span text:style-name="T1">For</text:span><text:span text:style-name="T1">m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onnector draw:style-name="gr6" draw:text-style-name="P4" draw:layer="layout" svg:x1="3cm" svg:y1="12cm" svg:x2="3cm" svg:y2="13.099cm" draw:start-shape="id5" draw:start-glue-point="6" draw:end-shape="id6" draw:end-glue-point="4" svg:d="M3000 12000v1099" svg:viewBox="0 0 1 1100">
          <text:p/>
        </draw:connector>
        <draw:custom-shape draw:style-name="gr10" draw:text-style-name="P2" xml:id="id7" draw:id="id7" draw:layer="layout" svg:width="2cm" svg:height="1cm" svg:x="2cm" svg:y="15cm">
          <text:p text:style-name="P1"><text:span text:style-name="T1">Sto</text:span><text:span text:style-name="T1">re </text:span><text:span text:style-name="T1">Det</text:span><text:span text:style-name="T1">ails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6" draw:text-style-name="P4" draw:layer="layout" svg:x1="3cm" svg:y1="13.921cm" svg:x2="3cm" svg:y2="15cm" draw:start-shape="id6" draw:start-glue-point="6" draw:end-shape="id7" draw:end-glue-point="5" svg:d="M3000 13921v1079" svg:viewBox="0 0 1 1080">
          <text:p/>
        </draw:connector>
        <draw:custom-shape draw:style-name="gr11" draw:text-style-name="P2" xml:id="id2" draw:id="id2" draw:layer="layout" svg:width="7.9cm" svg:height="1.1cm" svg:x="7.1cm" svg:y="18.3cm">
          <text:p text:style-name="P1"><text:span text:style-name="T1">Da</text:span><text:span text:style-name="T1">shb</text:span><text:span text:style-name="T1">oar</text:span><text:span text:style-name="T1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xml:id="id8" draw:id="id8" draw:layer="layout" svg:width="1.8cm" svg:height="1cm" svg:x="5.4cm" svg:y="11cm">
          <text:p text:style-name="P1"><text:span text:style-name="T1">De</text:span><text:span text:style-name="T1">str</text:span><text:span text:style-name="T1">oy </text:span><text:span text:style-name="T1">&amp; </text:span><text:span text:style-name="T1">Re</text:span><text:span text:style-name="T1">dire</text:span><text:span text:style-name="T1">ct</text:span></text:p>
          <text:p text:style-name="P1"><text:span text:style-name="T1">To </text:span><text:span text:style-name="T1">Pu</text:span><text:span text:style-name="T1">blic </text:span><text:span text:style-name="T1">SC</text:span><text:span text:style-name="T1">W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4" draw:layer="layout" svg:x1="4.5cm" svg:y1="11.5cm" svg:x2="5.4cm" svg:y2="11.5cm" draw:start-shape="id5" draw:start-glue-point="7" draw:end-shape="id8" draw:end-glue-point="6" svg:d="M4500 11500h900" svg:viewBox="0 0 901 1">
          <text:p/>
        </draw:connector>
        <draw:connector draw:style-name="gr6" draw:text-style-name="P4" draw:layer="layout" svg:x1="3cm" svg:y1="16cm" svg:x2="7.1cm" svg:y2="18.85cm" draw:start-shape="id7" draw:start-glue-point="7" draw:end-shape="id2" draw:end-glue-point="6" svg:d="M3000 16000v2850h4100" svg:viewBox="0 0 4101 2851">
          <text:p/>
        </draw:connector>
        <draw:custom-shape draw:style-name="gr8" draw:text-style-name="P2" xml:id="id10" draw:id="id10" draw:layer="layout" svg:width="2cm" svg:height="1cm" svg:x="11.5cm" svg:y="7cm">
          <text:p text:style-name="P1"><text:span text:style-name="T1">Select ‘Apply </text:span><text:span text:style-name="T1">to</text:span></text:p>
          <text:p text:style-name="P1"><text:span text:style-name="T1">Join Project’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2" xml:id="id14" draw:id="id14" draw:layer="layout" svg:width="2cm" svg:height="1cm" svg:x="17cm" svg:y="7cm">
          <text:p text:style-name="P1"><text:span text:style-name="T1">Select ‘Apply for</text:span></text:p>
          <text:p text:style-name="P1"><text:span text:style-name="T1">New Project’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6" xml:id="id11" draw:id="id11" draw:layer="layout" svg:width="2cm" svg:height="1cm" svg:x="11.5cm" svg:y="9cm">
          <text:p text:style-name="P6"><text:span text:style-name="T2">Ent</text:span><text:span text:style-name="T2">er </text:span><text:span text:style-name="T2">Proj</text:span><text:span text:style-name="T2">ect</text:span></text:p>
          <text:p text:style-name="P6"><text:span text:style-name="T2">Cod</text:span><text:span text:style-name="T2">e </text:span><text:span text:style-name="T2">(lear</text:span><text:span text:style-name="T2">ned </text:span></text:p>
          <text:p text:style-name="P6"><text:span text:style-name="T2">Fro</text:span><text:span text:style-name="T2">m </text:span><text:span text:style-name="T2">Tec</text:span><text:span text:style-name="T2">h </text:span><text:span text:style-name="T2">Lea</text:span><text:span text:style-name="T2">d)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9" draw:text-style-name="P6" xml:id="id15" draw:id="id15" draw:layer="layout" svg:width="2cm" svg:height="1cm" svg:x="17cm" svg:y="9cm">
          <text:p text:style-name="P6"><text:span text:style-name="T2">Enter Project</text:span></text:p>
          <text:p text:style-name="P6"><text:span text:style-name="T2">Code (learned </text:span></text:p>
          <text:p text:style-name="P6"><text:span text:style-name="T2">From Tech Lead)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8" draw:text-style-name="P2" xml:id="id16" draw:id="id16" draw:layer="layout" svg:width="2cm" svg:height="1cm" svg:x="17cm" svg:y="11cm">
          <text:p text:style-name="P1"><text:span text:style-name="T1">Present Project</text:span></text:p>
          <text:p text:style-name="P1"><text:span text:style-name="T1">Ts &amp; Cs</text:span></text:p>
          <text:p text:style-name="P1"><text:span text:style-name="T1">(Latest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" xml:id="id17" draw:id="id17" draw:layer="layout" svg:width="3cm" svg:height="1cm" svg:x="16.5cm" svg:y="13cm">
          <text:p text:style-name="P1"><text:span text:style-name="T1">Accept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2" draw:layer="layout" svg:width="2cm" svg:height="1cm" svg:x="17cm" svg:y="15cm">
          <text:p text:style-name="P1"><text:span text:style-name="T1">Trigger/Email</text:span></text:p>
          <text:p text:style-name="P1"><text:span text:style-name="T1">SCW Support</text:span></text:p>
          <text:p text:style-name="P1"><text:span text:style-name="T1">To Handle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3" draw:text-style-name="P2" xml:id="id18" draw:id="id18" draw:layer="layout" svg:width="2cm" svg:height="1cm" svg:x="17.001cm" svg:y="14.991cm">
          <text:p text:style-name="P1"><text:span text:style-name="T1">Trigger/Emai</text:span><text:span text:style-name="T1">l</text:span></text:p>
          <text:p text:style-name="P1"><text:span text:style-name="T1">SCW </text:span><text:span text:style-name="T1">Support</text:span></text:p>
          <text:p text:style-name="P1"><text:span text:style-name="T1">To Handle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0" draw:text-style-name="P2" xml:id="id19" draw:id="id19" draw:layer="layout" svg:width="2cm" svg:height="1cm" svg:x="17cm" svg:y="17cm">
          <text:p text:style-name="P1"><text:span text:style-name="T1">Store Details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0" draw:text-style-name="P2" xml:id="id13" draw:id="id13" draw:layer="layout" svg:width="2cm" svg:height="1cm" svg:x="11.5cm" svg:y="13cm">
          <text:p text:style-name="P1"><text:span text:style-name="T1">Store Details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3" draw:text-style-name="P6" xml:id="id12" draw:id="id12" draw:layer="layout" svg:width="2cm" svg:height="1cm" svg:x="11.5cm" svg:y="11cm">
          <text:p text:style-name="P6"><text:span text:style-name="T2">Email </text:span><text:span text:style-name="T2">Notifc</text:span><text:span text:style-name="T2">ation</text:span></text:p>
          <text:p text:style-name="P6"><text:span text:style-name="T2">To </text:span><text:span text:style-name="T2">Proje</text:span><text:span text:style-name="T2">ct</text:span></text:p>
          <text:p text:style-name="P6"><text:span text:style-name="T2">Tech </text:span><text:span text:style-name="T2">Lead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6" draw:text-style-name="P4" draw:layer="layout" svg:x1="15.25cm" svg:y1="5.9cm" svg:x2="12.5cm" svg:y2="7cm" draw:start-shape="id9" draw:start-glue-point="8" draw:end-shape="id10" draw:end-glue-point="4" svg:d="M15250 5900v551h-2750v549" svg:viewBox="0 0 2751 1101">
          <text:p/>
        </draw:connector>
        <draw:connector draw:style-name="gr6" draw:text-style-name="P4" draw:layer="layout" svg:x1="12.5cm" svg:y1="8cm" svg:x2="12.5cm" svg:y2="9.099cm" draw:start-shape="id10" draw:start-glue-point="6" draw:end-shape="id11" draw:end-glue-point="4" svg:d="M12500 8000v1099" svg:viewBox="0 0 1 1100">
          <text:p/>
        </draw:connector>
        <draw:connector draw:style-name="gr6" draw:text-style-name="P4" draw:layer="layout" svg:x1="12.5cm" svg:y1="9.921cm" svg:x2="12.5cm" svg:y2="11cm" draw:start-shape="id11" draw:start-glue-point="6" draw:end-shape="id12" draw:end-glue-point="4" svg:d="M12500 9921v1079" svg:viewBox="0 0 1 1080">
          <text:p/>
        </draw:connector>
        <draw:connector draw:style-name="gr6" draw:text-style-name="P4" draw:layer="layout" svg:x1="12.5cm" svg:y1="11.941cm" svg:x2="12.5cm" svg:y2="13cm" draw:start-shape="id12" draw:start-glue-point="6" draw:end-shape="id13" draw:end-glue-point="5" svg:d="M12500 11941v1059" svg:viewBox="0 0 1 1060">
          <text:p/>
        </draw:connector>
        <draw:connector draw:style-name="gr6" draw:text-style-name="P4" draw:layer="layout" svg:x1="12.5cm" svg:y1="14cm" svg:x2="13.844cm" svg:y2="18.461cm" draw:start-shape="id13" draw:start-glue-point="7" draw:end-shape="id2" draw:end-glue-point="11" svg:d="M12500 14000v2151h1344v2310" svg:viewBox="0 0 1345 4462">
          <text:p/>
        </draw:connector>
        <draw:connector draw:style-name="gr6" draw:text-style-name="P4" draw:layer="layout" svg:x1="15.25cm" svg:y1="5.9cm" svg:x2="18cm" svg:y2="7cm" draw:start-shape="id9" draw:start-glue-point="8" draw:end-shape="id14" draw:end-glue-point="4" svg:d="M15250 5900v551h2750v549" svg:viewBox="0 0 2751 1101">
          <text:p/>
        </draw:connector>
        <draw:connector draw:style-name="gr6" draw:text-style-name="P4" draw:layer="layout" svg:x1="18cm" svg:y1="8cm" svg:x2="18cm" svg:y2="9.099cm" draw:start-shape="id14" draw:start-glue-point="6" draw:end-shape="id15" draw:end-glue-point="4" svg:d="M18000 8000v1099" svg:viewBox="0 0 1 1100">
          <text:p/>
        </draw:connector>
        <draw:connector draw:style-name="gr6" draw:text-style-name="P4" draw:layer="layout" svg:x1="18cm" svg:y1="9.921cm" svg:x2="18cm" svg:y2="11cm" draw:start-shape="id15" draw:start-glue-point="6" draw:end-shape="id16" draw:end-glue-point="4" svg:d="M18000 9921v1079" svg:viewBox="0 0 1 1080">
          <text:p/>
        </draw:connector>
        <draw:connector draw:style-name="gr6" draw:text-style-name="P4" draw:layer="layout" svg:x1="18cm" svg:y1="12cm" svg:x2="18cm" svg:y2="13cm" draw:start-shape="id16" draw:start-glue-point="6" draw:end-shape="id17" draw:end-glue-point="4" svg:d="M18000 12000v1000" svg:viewBox="0 0 1 1001">
          <text:p/>
        </draw:connector>
        <draw:connector draw:style-name="gr6" draw:text-style-name="P4" draw:layer="layout" svg:x1="18cm" svg:y1="14cm" svg:x2="18.001cm" svg:y2="14.991cm" draw:start-shape="id17" draw:start-glue-point="6" draw:end-shape="id18" draw:end-glue-point="4" svg:d="M18000 14000v486h1v505" svg:viewBox="0 0 2 992">
          <text:p/>
        </draw:connector>
        <draw:connector draw:style-name="gr6" draw:text-style-name="P4" draw:layer="layout" svg:x1="18.001cm" svg:y1="15.932cm" svg:x2="18cm" svg:y2="17cm" draw:start-shape="id18" draw:start-glue-point="6" draw:end-shape="id19" draw:end-glue-point="5" svg:d="M18001 15932v564h-1v504" svg:viewBox="0 0 2 1069">
          <text:p/>
        </draw:connector>
        <draw:connector draw:style-name="gr6" draw:text-style-name="P4" draw:layer="layout" svg:x1="18cm" svg:y1="18cm" svg:x2="15cm" svg:y2="18.85cm" draw:start-shape="id19" draw:start-glue-point="7" draw:end-shape="id2" draw:end-glue-point="10" svg:d="M18000 18000v850h-3000" svg:viewBox="0 0 3001 851">
          <text:p/>
        </draw:connector>
        <draw:connector draw:style-name="gr6" draw:text-style-name="P4" draw:layer="layout" svg:x1="16.5cm" svg:y1="13.5cm" svg:x2="15cm" svg:y2="18.85cm" draw:start-shape="id17" draw:start-glue-point="5" draw:end-shape="id2" draw:end-glue-point="10" svg:d="M16500 13500h-749v5350h-751" svg:viewBox="0 0 1501 5351">
          <text:p/>
        </draw:connector>
        <draw:frame draw:style-name="gr7" draw:text-style-name="P5" draw:layer="layout" svg:width="0.968cm" svg:height="0.7cm" svg:x="17.832cm" svg:y="14cm">
          <draw:text-box>
            <text:p><text:span text:style-name="T1">Yes</text:span></text:p>
          </draw:text-box>
        </draw:frame>
        <draw:frame draw:style-name="gr7" draw:text-style-name="P5" draw:layer="layout" svg:width="0.968cm" svg:height="0.7cm" svg:x="15.7cm" svg:y="13cm">
          <draw:text-box>
            <text:p><text:span text:style-name="T1">No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6T14:19:33.249099049</meta:creation-date>
    <dc:date>2018-03-16T15:25:56.694040781</dc:date>
    <meta:editing-duration>PT31M53S</meta:editing-duration>
    <meta:editing-cycles>3</meta:editing-cycles>
    <meta:generator>LibreOffice/5.4.4.2$Linux_X86_64 LibreOffice_project/40$Build-2</meta:generator>
    <meta:document-statistic meta:object-count="47"/>
  </office:meta>
</office:document-meta>
</file>